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450" draw:textarea-horizontal-align="justify" draw:textarea-vertical-align="middle" draw:auto-grow-height="false" fo:min-height="12.25cm" fo:min-width="24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24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2.932cm" fo:min-width="5.158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7.53cm" fo:min-width="6.218cm"/>
    </style:style>
    <style:style style:name="gr5" style:family="graphic" style:parent-style-name="standard">
      <style:graphic-properties draw:fill-color="#72bf44" draw:textarea-horizontal-align="justify" draw:textarea-vertical-align="middle" draw:auto-grow-height="false" fo:min-height="2.932cm" fo:min-width="5.158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72bf44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fill-color="#ed1c24" draw:textarea-horizontal-align="center" draw:textarea-vertical-align="middle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75cm" fo:min-width="5cm"/>
    </style:style>
    <style:style style:name="gr9" style:family="graphic" style:parent-style-name="standard">
      <style:graphic-properties draw:stroke="none" svg:stroke-color="#cf3834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45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text-properties fo:color="#ce181e"/>
    </style:style>
    <style:style style:name="P6" style:family="paragraph">
      <loext:graphic-properties draw:fill="none" draw:fill-color="#ffffff"/>
      <style:text-properties fo:color="#ce181e"/>
    </style:style>
    <style:style style:name="P7" style:family="paragraph">
      <loext:graphic-properties draw:fill="none" draw:fill-color="#ffffff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2.5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5cm" svg:height="3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cm" svg:height="4.5cm" svg:x="5.5cm" svg:y="2.5cm">
          <text:p text:style-name="P2">Web app (HTML,</text:p>
          <text:p text:style-name="P2">JS, CSS, config.xml, </text:p>
          <text:p text:style-name="P2">resourc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.5cm" svg:height="11cm" svg:x="16.5cm" svg:y="2cm">
          <text:p text:style-name="P2">Cordova plugins </text:p>
          <text:p text:style-name="P2">access device's </text:p>
          <text:p text:style-name="P2">hardware </text:p>
          <text:p text:style-name="P2">and/or</text:p>
          <text:p text:style-name="P2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8cm" svg:height="4.5cm" svg:x="5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5cm" svg:y1="6.5cm" svg:x2="7.5cm" svg:y2="9cm">
          <text:p/>
        </draw:line>
        <draw:line draw:style-name="gr6" draw:text-style-name="P3" draw:layer="layout" svg:x1="11.5cm" svg:y1="6.5cm" svg:x2="11.5cm" svg:y2="9cm">
          <text:p/>
        </draw:line>
        <draw:line draw:style-name="gr7" draw:text-style-name="P4" draw:layer="layout" svg:x1="12.5cm" svg:y1="11cm" svg:x2="19cm" svg:y2="11cm">
          <text:p/>
        </draw:line>
        <draw:line draw:style-name="gr6" draw:text-style-name="P3" draw:layer="layout" svg:x1="8cm" svg:y1="16.5cm" svg:x2="8cm" svg:y2="12cm">
          <text:p/>
        </draw:line>
        <draw:line draw:style-name="gr6" draw:text-style-name="P3" draw:layer="layout" svg:x1="20cm" svg:y1="16.5cm" svg:x2="20cm" svg:y2="12cm">
          <text:p/>
        </draw:line>
        <draw:custom-shape draw:style-name="gr8" draw:text-style-name="P4" draw:layer="layout" svg:width="5.5cm" svg:height="1cm" svg:x="8cm" svg:y="1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1cm" svg:x="17.5cm" svg:y="1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1cm" svg:x="8cm" svg:y="1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1cm" svg:x="17.5cm" svg:y="16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057cm" svg:height="1.657cm" svg:x="7cm" svg:y="9.843cm">
          <draw:text-box>
            <text:p text:style-name="P5"><text:span text:style-name="T1">WebView : </text:span></text:p>
            <text:p text:style-name="P5"><text:span text:style-name="T1">HTML rendering</text:span></text:p>
          </draw:text-box>
        </draw:frame>
        <draw:frame draw:style-name="gr10" draw:text-style-name="P7" draw:layer="layout" svg:width="2.902cm" svg:height="0.954cm" svg:x="7cm" svg:y="14.546cm">
          <draw:text-box>
            <text:p>OS APIs</text:p>
          </draw:text-box>
        </draw:frame>
        <draw:frame draw:style-name="gr10" draw:text-style-name="P7" draw:layer="layout" svg:width="2.902cm" svg:height="0.954cm" svg:x="18.598cm" svg:y="14.546cm">
          <draw:text-box>
            <text:p>OS APIs</text:p>
          </draw:text-box>
        </draw:frame>
        <draw:frame draw:style-name="gr10" draw:text-style-name="P7" draw:layer="layout" svg:width="3.779cm" svg:height="1.657cm" svg:x="14cm" svg:y="10cm">
          <draw:text-box>
            <text:p>Cordova</text:p>
            <text:p>Native AP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59S</meta:editing-duration>
    <meta:editing-cycles>13</meta:editing-cycles>
    <meta:generator>LibreOffice/5.4.1.2$Windows_X86_64 LibreOffice_project/ea7cb86e6eeb2bf3a5af73a8f7777ac570321527</meta:generator>
    <dc:date>2018-03-07T16:52:32.348000000</dc:date>
    <meta:document-statistic meta:object-count="18"/>
  </office:meta>
</office:document-meta>
</file>